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nux Libertine" svg:font-family="'Linux Libertine'"/>
    <style:font-face style:name="Linux Libertine1" svg:font-family="'Linux Libertine', Georgia, Times, serif"/>
    <style:font-face style:name="Open Sans" svg:font-family="'Open Sans', Arial, Helvetica, sans-serif"/>
    <style:font-face style:name="Verdana" svg:font-family="Verdana, sans-serif"/>
    <style:font-face style:name="inherit" svg:font-family="inherit"/>
    <style:font-face style:name="sans-serif" svg:font-family="sans-serif"/>
    <style:font-face style:name="FreeSans5" svg:font-family="FreeSans" style:font-family-generic="swiss"/>
    <style:font-face style:name="FreeMono" svg:font-family="FreeMono" style:font-adornments="Grosa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FreeSans3" svg:font-family="FreeSans" style:font-family-generic="swiss" style:font-pitch="variable"/>
    <style:font-face style:name="FreeSans2" svg:font-family="FreeSans" style:font-adornments="Cursiva" style:font-family-generic="swiss" style:font-pitch="variable"/>
    <style:font-face style:name="FreeSans1" svg:font-family="FreeSans" style:font-adornments="Estándar" style:font-family-generic="swiss" style:font-pitch="variable"/>
    <style:font-face style:name="FreeSans" svg:font-family="FreeSans" style:font-adornments="Grosa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4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text-align="center" style:justify-single-word="false"/>
      <style:text-properties fo:font-size="24pt" fo:background-color="#000000" style:font-size-asian="24pt" style:font-size-complex="24pt"/>
    </style:style>
    <style:style style:name="P2" style:family="paragraph" style:parent-style-name="Table_20_Contents">
      <style:paragraph-properties fo:text-align="end" style:justify-single-word="false"/>
      <style:text-properties style:font-name="FreeSans3" fo:font-size="14pt" style:font-name-asian="Noto Serif CJK SC" style:font-size-asian="14pt" style:font-name-complex="FreeSans4" style:font-size-complex="14pt"/>
    </style:style>
    <style:style style:name="P3" style:family="paragraph" style:parent-style-name="Text_20_body" style:master-page-name="">
      <loext:graphic-properties draw:fill="solid" draw:fill-color="#b4c7dc"/>
      <style:paragraph-properties fo:margin-left="0cm" fo:margin-right="0cm" fo:margin-top="0cm" fo:margin-bottom="0.247cm" style:contextual-spacing="false" fo:line-height="100%" fo:text-indent="0cm" style:auto-text-indent="false" style:page-number="auto" fo:background-color="#b4c7dc">
        <style:tab-stops/>
      </style:paragraph-properties>
      <style:text-properties officeooo:paragraph-rsid="0016440d" fo:background-color="transparent"/>
    </style:style>
    <style:style style:name="P4" style:family="paragraph" style:parent-style-name="Text_20_body" style:master-page-name="">
      <loext:graphic-properties draw:fill="solid" draw:fill-color="#b4c7dc"/>
      <style:paragraph-properties fo:margin-left="0cm" fo:margin-right="0cm" fo:margin-top="0cm" fo:margin-bottom="0.247cm" style:contextual-spacing="false" fo:line-height="100%" fo:text-indent="0cm" style:auto-text-indent="false" style:page-number="auto" fo:background-color="#b4c7dc">
        <style:tab-stops>
          <style:tab-stop style:position="-0.467cm"/>
        </style:tab-stops>
      </style:paragraph-properties>
      <style:text-properties officeooo:paragraph-rsid="0016440d"/>
    </style:style>
    <style:style style:name="P5" style:family="paragraph" style:parent-style-name="Subtitle">
      <style:text-properties fo:font-size="9pt" style:font-size-asian="9pt" style:font-size-complex="9pt"/>
    </style:style>
    <style:style style:name="P6" style:family="paragraph" style:parent-style-name="Text_20_body">
      <loext:graphic-properties draw:fill="solid" draw:fill-color="#b4c7dc"/>
      <style:paragraph-properties fo:margin-left="0.9cm" fo:margin-right="0cm" fo:margin-top="0cm" fo:margin-bottom="0.247cm" style:contextual-spacing="false" fo:line-height="100%" fo:text-indent="-0.9cm" style:auto-text-indent="false" fo:background-color="#b4c7dc">
        <style:tab-stops>
          <style:tab-stop style:position="-0.467cm"/>
        </style:tab-stops>
      </style:paragraph-properties>
      <style:text-properties fo:background-color="transparent"/>
    </style:style>
    <style:style style:name="P7" style:family="paragraph" style:parent-style-name="Text_20_body" style:master-page-name="">
      <loext:graphic-properties draw:fill="solid" draw:fill-color="#b4c7dc"/>
      <style:paragraph-properties fo:margin-left="0.9cm" fo:margin-right="0cm" fo:margin-top="0cm" fo:margin-bottom="0.247cm" style:contextual-spacing="false" fo:line-height="100%" fo:text-indent="-0.9cm" style:auto-text-indent="false" style:page-number="auto" fo:background-color="#b4c7dc">
        <style:tab-stops>
          <style:tab-stop style:position="-0.467cm"/>
        </style:tab-stops>
      </style:paragraph-properties>
      <style:text-properties officeooo:paragraph-rsid="001a459f"/>
    </style:style>
    <style:style style:name="P8" style:family="paragraph" style:parent-style-name="Heading_20_1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fo:font-variant="normal" fo:text-transform="none" fo:color="#000000" loext:opacity="100%" style:font-name="FreeSans3" fo:font-size="14pt" fo:letter-spacing="normal" fo:font-style="normal" style:text-underline-style="none" fo:font-weight="bold" officeooo:rsid="001a489f" officeooo:paragraph-rsid="00169a89" style:font-name-asian="Noto Serif CJK SC" style:font-size-asian="14pt" style:font-weight-asian="bold" style:font-name-complex="FreeSans4" style:font-size-complex="14pt" style:font-weight-complex="bold"/>
    </style:style>
    <style:style style:name="P9" style:family="paragraph" style:parent-style-name="Heading_20_2"/>
    <style:style style:name="P10" style:family="paragraph" style:parent-style-name="Heading_20_2">
      <style:paragraph-properties fo:text-align="end" style:justify-single-word="false"/>
      <style:text-properties style:font-name="FreeSans2" fo:font-size="14pt" fo:font-style="normal" fo:font-weight="600" officeooo:rsid="0016d584" style:font-name-asian="Droid Sans Fallback" style:font-size-asian="18pt" style:font-weight-asian="bold" style:font-name-complex="FreeSans4" style:font-size-complex="18pt" style:font-weight-complex="600"/>
    </style:style>
    <style:style style:name="P11" style:family="paragraph" style:parent-style-name="Heading_20_2">
      <style:text-properties officeooo:paragraph-rsid="002909e1"/>
    </style:style>
    <style:style style:name="P12" style:family="paragraph" style:parent-style-name="Heading_20_2">
      <style:paragraph-properties fo:break-before="page"/>
    </style:style>
    <style:style style:name="P13" style:family="paragraph" style:parent-style-name="Heading_20_2">
      <style:paragraph-properties fo:break-before="page"/>
      <style:text-properties officeooo:paragraph-rsid="003ee9fd"/>
    </style:style>
    <style:style style:name="P14" style:family="paragraph" style:parent-style-name="Heading_20_3"/>
    <style:style style:name="P15" style:family="paragraph" style:parent-style-name="Heading_20_3">
      <style:paragraph-properties fo:text-align="end" style:justify-single-word="false"/>
    </style:style>
    <style:style style:name="P16" style:family="paragraph" style:parent-style-name="Heading_20_3">
      <style:paragraph-properties fo:text-align="start" style:justify-single-word="false"/>
      <style:text-properties fo:font-size="10pt" style:font-size-asian="10pt" style:font-size-complex="10pt"/>
    </style:style>
    <style:style style:name="P17" style:family="paragraph" style:parent-style-name="Heading_20_3">
      <style:paragraph-properties fo:text-align="end" style:justify-single-word="false"/>
      <style:text-properties fo:font-size="10pt" style:font-size-asian="10pt" style:font-size-complex="10pt"/>
    </style:style>
    <style:style style:name="P18" style:family="paragraph" style:parent-style-name="Text_20_body">
      <style:text-properties officeooo:paragraph-rsid="00247a57"/>
    </style:style>
    <style:style style:name="P19" style:family="paragraph" style:parent-style-name="Text_20_body">
      <style:text-properties officeooo:paragraph-rsid="002532d0"/>
    </style:style>
    <style:style style:name="P20" style:family="paragraph" style:parent-style-name="Text_20_body">
      <style:text-properties officeooo:paragraph-rsid="0027e89f"/>
    </style:style>
    <style:style style:name="P21" style:family="paragraph" style:parent-style-name="Text_20_body">
      <style:text-properties officeooo:paragraph-rsid="002d66ba"/>
    </style:style>
    <style:style style:name="P22" style:family="paragraph" style:parent-style-name="Text_20_body">
      <style:text-properties officeooo:paragraph-rsid="002e30ee"/>
    </style:style>
    <style:style style:name="P23" style:family="paragraph" style:parent-style-name="Text_20_body">
      <style:text-properties officeooo:paragraph-rsid="002909e1"/>
    </style:style>
    <style:style style:name="P24" style:family="paragraph" style:parent-style-name="Text_20_body">
      <style:text-properties officeooo:paragraph-rsid="002ff77c"/>
    </style:style>
    <style:style style:name="P25" style:family="paragraph" style:parent-style-name="Text_20_body">
      <style:paragraph-properties fo:text-align="start" style:justify-single-word="false"/>
      <style:text-properties fo:font-weight="normal" officeooo:paragraph-rsid="00321884" style:font-weight-asian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officeooo:paragraph-rsid="00321884"/>
    </style:style>
    <style:style style:name="P27" style:family="paragraph" style:parent-style-name="Text_20_body">
      <style:text-properties officeooo:paragraph-rsid="00338fd1"/>
    </style:style>
    <style:style style:name="P28" style:family="paragraph" style:parent-style-name="Text_20_body">
      <style:text-properties officeooo:paragraph-rsid="0035086f"/>
    </style:style>
    <style:style style:name="P29" style:family="paragraph" style:parent-style-name="Text_20_body">
      <style:text-properties officeooo:paragraph-rsid="0037f0c1"/>
    </style:style>
    <style:style style:name="P30" style:family="paragraph" style:parent-style-name="Text_20_body">
      <style:text-properties officeooo:paragraph-rsid="003aaadc"/>
    </style:style>
    <style:style style:name="P31" style:family="paragraph" style:parent-style-name="Text_20_body">
      <style:text-properties officeooo:paragraph-rsid="003c984e"/>
    </style:style>
    <style:style style:name="P32" style:family="paragraph" style:parent-style-name="Text_20_body">
      <style:text-properties officeooo:paragraph-rsid="003cea36"/>
    </style:style>
    <style:style style:name="P33" style:family="paragraph" style:parent-style-name="Text_20_body">
      <style:text-properties officeooo:paragraph-rsid="003ee9fd"/>
    </style:style>
    <style:style style:name="P34" style:family="paragraph" style:parent-style-name="Text_20_body" style:list-style-name="L1">
      <loext:graphic-properties draw:fill="solid" draw:fill-color="#b4c7dc"/>
      <style:paragraph-properties fo:margin-left="0.9cm" fo:margin-right="0cm" fo:margin-top="0cm" fo:margin-bottom="0.247cm" style:contextual-spacing="false" fo:line-height="100%" fo:text-indent="-0.9cm" style:auto-text-indent="false" fo:background-color="#b4c7dc">
        <style:tab-stops>
          <style:tab-stop style:position="-0.467cm"/>
        </style:tab-stops>
      </style:paragraph-properties>
      <style:text-properties fo:background-color="transparent"/>
    </style:style>
    <style:style style:name="P35" style:family="paragraph" style:parent-style-name="Text_20_body" style:list-style-name="L2">
      <loext:graphic-properties draw:fill="solid" draw:fill-color="#b4c7dc"/>
      <style:paragraph-properties fo:margin-left="0.9cm" fo:margin-right="0cm" fo:margin-top="0cm" fo:margin-bottom="0.247cm" style:contextual-spacing="false" fo:line-height="100%" fo:text-indent="-0.9cm" style:auto-text-indent="false" fo:background-color="#b4c7dc">
        <style:tab-stops>
          <style:tab-stop style:position="-0.467cm"/>
        </style:tab-stops>
      </style:paragraph-properties>
      <style:text-properties fo:background-color="transparent"/>
    </style:style>
    <style:style style:name="P36" style:family="paragraph" style:parent-style-name="Text_20_body" style:list-style-name="L2">
      <loext:graphic-properties draw:fill="solid" draw:fill-color="#b4c7dc"/>
      <style:paragraph-properties fo:margin-left="0.9cm" fo:margin-right="0cm" fo:margin-top="0cm" fo:margin-bottom="0.247cm" style:contextual-spacing="false" fo:line-height="100%" fo:text-indent="-0.9cm" style:auto-text-indent="false" fo:background-color="#b4c7dc">
        <style:tab-stops>
          <style:tab-stop style:position="-0.467cm"/>
        </style:tab-stops>
      </style:paragraph-properties>
    </style:style>
    <style:style style:name="P37" style:family="paragraph" style:parent-style-name="Text_20_body" style:master-page-name="">
      <loext:graphic-properties draw:fill="solid" draw:fill-color="#ffffff"/>
      <style:paragraph-properties fo:margin-left="0.9cm" fo:margin-right="0cm" fo:margin-top="0cm" fo:margin-bottom="0.247cm" style:contextual-spacing="false" fo:line-height="100%" fo:text-indent="-0.9cm" style:auto-text-indent="false" style:page-number="auto" fo:background-color="#ffffff">
        <style:tab-stops>
          <style:tab-stop style:position="-0.467cm"/>
        </style:tab-stops>
      </style:paragraph-properties>
      <style:text-properties officeooo:paragraph-rsid="001aba34"/>
    </style:style>
    <style:style style:name="P38" style:family="paragraph" style:parent-style-name="Text_20_body" style:list-style-name="L1" style:master-page-name="">
      <loext:graphic-properties draw:fill="solid" draw:fill-color="#b4c7dc"/>
      <style:paragraph-properties fo:margin-left="0cm" fo:margin-right="0cm" fo:margin-top="0cm" fo:margin-bottom="0.247cm" style:contextual-spacing="false" fo:line-height="100%" fo:text-indent="0cm" style:auto-text-indent="false" style:page-number="auto" fo:background-color="#b4c7dc">
        <style:tab-stops>
          <style:tab-stop style:position="-0.467cm"/>
        </style:tab-stops>
      </style:paragraph-properties>
      <style:text-properties officeooo:paragraph-rsid="0016440d" fo:background-color="transparent"/>
    </style:style>
    <style:style style:name="T1" style:family="text">
      <style:text-properties fo:font-variant="normal" fo:text-transform="none" fo:color="#000000" loext:opacity="100%" fo:font-size="10pt" fo:letter-spacing="normal" fo:font-style="normal" style:text-underline-style="none" fo:font-weight="normal" style:font-size-asian="10pt" style:font-weight-asian="normal" style:font-size-complex="10pt" style:font-weight-complex="normal"/>
    </style:style>
    <style:style style:name="T2" style:family="text">
      <style:text-properties fo:font-variant="normal" fo:text-transform="none" fo:color="#000000" loext:opacity="100%" fo:font-size="10pt" fo:letter-spacing="normal" fo:font-style="normal" style:text-underline-style="none" fo:font-weight="bold" officeooo:rsid="001b2fe9" style:font-size-asian="10pt" style:font-weight-asian="bold" style:font-size-complex="10pt" style:font-weight-complex="bold"/>
    </style:style>
    <style:style style:name="T3" style:family="text">
      <style:text-properties fo:font-variant="normal" fo:text-transform="none" fo:color="#000000" loext:opacity="100%" fo:font-size="10pt" fo:letter-spacing="normal" fo:font-style="normal" style:text-underline-style="none" fo:font-weight="bold" officeooo:rsid="000cded4" style:font-size-asian="10pt" style:font-weight-asian="bold" style:font-size-complex="10pt" style:font-weight-complex="bold"/>
    </style:style>
    <style:style style:name="T4" style:family="text">
      <style:text-properties fo:font-variant="normal" fo:text-transform="none" fo:color="#000000" loext:opacity="100%" style:font-name="FreeSans3" fo:font-size="10pt" fo:letter-spacing="normal" fo:font-style="normal" fo:font-weight="normal" officeooo:rsid="002ae880" fo:background-color="transparent" loext:char-shading-value="0" style:font-size-asian="10pt" style:font-weight-asian="normal" style:font-size-complex="10pt" style:font-weight-complex="normal"/>
    </style:style>
    <style:style style:name="T5" style:family="text">
      <style:text-properties fo:font-variant="normal" fo:text-transform="none" fo:color="#000000" loext:opacity="100%" style:font-name="FreeSans3" fo:font-size="10pt" fo:letter-spacing="normal" fo:font-style="normal" fo:font-weight="normal" officeooo:rsid="002bc2ed" fo:background-color="transparent" loext:char-shading-value="0" style:font-size-asian="10pt" style:font-weight-asian="normal" style:font-size-complex="10pt" style:font-weight-complex="normal"/>
    </style:style>
    <style:style style:name="T6" style:family="text">
      <style:text-properties fo:font-variant="normal" fo:text-transform="none" fo:color="#000000" loext:opacity="100%" style:font-name="FreeSans3" fo:font-size="10pt" fo:letter-spacing="normal" fo:font-style="normal" fo:font-weight="normal" officeooo:rsid="002d66ba" fo:background-color="transparent" loext:char-shading-value="0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fo:color="#000000" loext:opacity="100%" style:font-name="FreeSans3" fo:font-size="10pt" fo:letter-spacing="normal" fo:font-style="normal" fo:font-weight="normal" officeooo:rsid="002e30ee" fo:background-color="transparent" loext:char-shading-value="0" style:font-size-asian="10pt" style:font-weight-asian="normal" style:font-size-complex="10pt" style:font-weight-complex="normal"/>
    </style:style>
    <style:style style:name="T8" style:family="text">
      <style:text-properties fo:font-variant="normal" fo:text-transform="none" fo:color="#000000" loext:opacity="100%" style:font-name="FreeSans3" fo:font-size="10pt" fo:letter-spacing="normal" fo:font-style="normal" fo:font-weight="normal" officeooo:rsid="00321884" fo:background-color="transparent" loext:char-shading-value="0" style:font-size-asian="10pt" style:font-weight-asian="normal" style:font-size-complex="10pt" style:font-weight-complex="normal"/>
    </style:style>
    <style:style style:name="T9" style:family="text">
      <style:text-properties fo:font-variant="normal" fo:text-transform="none" fo:color="#202122" loext:opacity="100%" style:font-name="FreeSans3" fo:letter-spacing="normal" fo:font-style="normal" fo:font-weight="normal" officeooo:rsid="001aba34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fo:color="#202122" loext:opacity="100%" style:font-name="FreeSans3" fo:letter-spacing="normal" fo:font-style="normal" fo:font-weight="normal" officeooo:rsid="003ee9fd" fo:background-color="transparent" loext:char-shading-value="0" style:font-name-asian="Droid Sans Fallback" style:font-weight-asian="normal" style:font-name-complex="FreeSans4" style:font-weight-complex="normal"/>
    </style:style>
    <style:style style:name="T11" style:family="text">
      <style:text-properties fo:font-variant="normal" fo:text-transform="none" fo:color="#202122" loext:opacity="100%" style:font-name="FreeSans3" fo:letter-spacing="normal" fo:font-style="normal" officeooo:rsid="001aba34" fo:background-color="transparent" loext:char-shading-value="0"/>
    </style:style>
    <style:style style:name="T12" style:family="text">
      <style:text-properties fo:font-variant="normal" fo:text-transform="none" fo:color="#202122" loext:opacity="100%" style:font-name="FreeSans3" fo:letter-spacing="normal" fo:font-style="normal" fo:font-weight="bold" officeooo:rsid="003ee9fd" fo:background-color="transparent" loext:char-shading-value="0" style:font-name-asian="Droid Sans Fallback" style:font-weight-asian="bold" style:font-name-complex="FreeSans4" style:font-weight-complex="bold"/>
    </style:style>
    <style:style style:name="T13" style:family="text">
      <style:text-properties fo:font-variant="normal" fo:text-transform="none" fo:color="#202122" loext:opacity="100%" style:font-name="FreeSans3" fo:font-size="10pt" fo:letter-spacing="normal" fo:font-style="normal" fo:font-weight="normal" officeooo:rsid="002d66ba" fo:background-color="transparent" loext:char-shading-value="0" style:font-size-asian="10pt" style:font-weight-asian="normal" style:font-size-complex="10pt" style:font-weight-complex="normal"/>
    </style:style>
    <style:style style:name="T14" style:family="text">
      <style:text-properties fo:font-variant="normal" fo:text-transform="none" fo:color="#202122" loext:opacity="100%" style:font-name="FreeSans3" fo:font-size="10pt" fo:letter-spacing="normal" fo:font-style="normal" fo:font-weight="normal" officeooo:rsid="002e55a4" fo:background-color="transparent" loext:char-shading-value="0" style:font-size-asian="10pt" style:font-weight-asian="normal" style:font-size-complex="10pt" style:font-weight-complex="normal"/>
    </style:style>
    <style:style style:name="T15" style:family="text">
      <style:text-properties fo:font-variant="normal" fo:text-transform="none" fo:color="#202122" loext:opacity="100%" style:font-name="FreeSans3" fo:font-size="10pt" fo:letter-spacing="normal" fo:font-style="normal" fo:font-weight="normal" officeooo:rsid="002ff77c" fo:background-color="transparent" loext:char-shading-value="0" style:font-size-asian="10pt" style:font-weight-asian="normal" style:font-size-complex="10pt" style:font-weight-complex="normal"/>
    </style:style>
    <style:style style:name="T16" style:family="text">
      <style:text-properties fo:font-variant="normal" fo:text-transform="none" fo:color="#202122" loext:opacity="100%" style:font-name="FreeSans3" fo:font-size="10pt" fo:letter-spacing="normal" fo:font-style="normal" fo:font-weight="normal" officeooo:rsid="00317f5d" fo:background-color="transparent" loext:char-shading-value="0" style:font-size-asian="10pt" style:font-weight-asian="normal" style:font-size-complex="10pt" style:font-weight-complex="normal"/>
    </style:style>
    <style:style style:name="T17" style:family="text">
      <style:text-properties fo:font-variant="normal" fo:text-transform="none" fo:color="#202122" loext:opacity="100%" style:font-name="FreeSans3" fo:font-size="10pt" fo:letter-spacing="normal" fo:font-style="normal" fo:font-weight="normal" officeooo:rsid="002e16fd" fo:background-color="transparent" loext:char-shading-value="0" style:font-size-asian="10pt" style:font-weight-asian="normal" style:font-size-complex="10pt" style:font-weight-complex="normal"/>
    </style:style>
    <style:style style:name="T18" style:family="text">
      <style:text-properties fo:font-variant="normal" fo:text-transform="none" fo:color="#202122" loext:opacity="100%" style:font-name="FreeSans3" fo:font-size="10pt" fo:letter-spacing="normal" fo:font-style="normal" fo:font-weight="normal" officeooo:rsid="003c984e" fo:background-color="transparent" loext:char-shading-value="0" style:font-size-asian="10pt" style:font-weight-asian="normal" style:font-size-complex="10pt" style:font-weight-complex="normal"/>
    </style:style>
    <style:style style:name="T19" style:family="text">
      <style:text-properties fo:font-variant="normal" fo:text-transform="none" fo:color="#202122" loext:opacity="100%" style:font-name="FreeSans3" fo:font-size="10pt" fo:letter-spacing="normal" fo:font-style="normal" fo:font-weight="normal" officeooo:rsid="00338fd1" fo:background-color="transparent" loext:char-shading-value="0" style:font-size-asian="10pt" style:font-weight-asian="normal" style:font-size-complex="10pt" style:font-weight-complex="normal"/>
    </style:style>
    <style:style style:name="T20" style:family="text">
      <style:text-properties fo:font-variant="normal" fo:text-transform="none" fo:color="#202122" loext:opacity="100%" style:font-name="FreeSans3" fo:font-size="10pt" fo:letter-spacing="normal" fo:font-style="normal" fo:font-weight="normal" officeooo:rsid="003cea36" fo:background-color="transparent" loext:char-shading-value="0" style:font-size-asian="10pt" style:font-weight-asian="normal" style:font-size-complex="10pt" style:font-weight-complex="normal"/>
    </style:style>
    <style:style style:name="T21" style:family="text">
      <style:text-properties fo:font-variant="normal" fo:text-transform="none" fo:color="#202122" loext:opacity="100%" style:font-name="FreeSans3" fo:font-size="10pt" fo:letter-spacing="normal" fo:font-style="normal" fo:font-weight="normal" officeooo:rsid="003ee9fd" fo:background-color="transparent" loext:char-shading-value="0" style:font-size-asian="10pt" style:font-weight-asian="normal" style:font-size-complex="10pt" style:font-weight-complex="normal"/>
    </style:style>
    <style:style style:name="T22" style:family="text">
      <style:text-properties fo:font-variant="normal" fo:text-transform="none" fo:color="#202122" loext:opacity="100%" style:font-name="FreeSans3" fo:font-size="10pt" fo:letter-spacing="normal" fo:font-style="normal" fo:font-weight="normal" officeooo:rsid="001aba34" fo:background-color="transparent" loext:char-shading-value="0" style:font-size-asian="10pt" style:font-weight-asian="normal" style:font-size-complex="10pt" style:font-weight-complex="normal"/>
    </style:style>
    <style:style style:name="T23" style:family="text">
      <style:text-properties fo:font-variant="normal" fo:text-transform="none" fo:color="#202122" loext:opacity="100%" style:font-name="FreeSans3" fo:font-size="10pt" fo:letter-spacing="normal" fo:font-style="normal" fo:font-weight="normal" officeooo:rsid="003ee9fd" fo:background-color="transparent" loext:char-shading-value="0" style:font-name-asian="Droid Sans Fallback" style:font-size-asian="8.75pt" style:font-weight-asian="normal" style:font-name-complex="FreeSans4" style:font-size-complex="10pt" style:font-weight-complex="normal"/>
    </style:style>
    <style:style style:name="T24" style:family="text">
      <style:text-properties fo:font-variant="normal" fo:text-transform="none" fo:color="#202122" loext:opacity="100%" style:font-name="FreeSans3" fo:font-size="10pt" fo:letter-spacing="normal" fo:font-style="normal" officeooo:rsid="003ee9fd" fo:background-color="transparent" loext:char-shading-value="0" style:font-size-asian="10pt" style:font-size-complex="10pt"/>
    </style:style>
    <style:style style:name="T25" style:family="text">
      <style:text-properties fo:font-variant="normal" fo:text-transform="none" fo:color="#202122" loext:opacity="100%" style:font-name="FreeSans3" fo:font-size="10pt" fo:letter-spacing="normal" fo:font-style="normal" officeooo:rsid="001aba34" fo:background-color="transparent" loext:char-shading-value="0" style:font-size-asian="10pt" style:font-size-complex="10pt"/>
    </style:style>
    <style:style style:name="T26" style:family="text">
      <style:text-properties fo:font-variant="normal" fo:text-transform="none" fo:color="#202122" loext:opacity="100%" style:font-name="FreeSans3" fo:font-size="10pt" fo:letter-spacing="normal" fo:font-style="normal" fo:font-weight="bold" officeooo:rsid="002d66ba" fo:background-color="transparent" loext:char-shading-value="0" style:font-size-asian="10pt" style:font-weight-asian="bold" style:font-size-complex="10pt" style:font-weight-complex="bold"/>
    </style:style>
    <style:style style:name="T27" style:family="text">
      <style:text-properties fo:font-variant="normal" fo:text-transform="none" fo:color="#202122" loext:opacity="100%" style:font-name="FreeSans3" fo:font-size="10pt" fo:letter-spacing="normal" fo:font-style="normal" fo:font-weight="bold" officeooo:rsid="003ee9fd" fo:background-color="transparent" loext:char-shading-value="0" style:font-name-asian="Droid Sans Fallback" style:font-size-asian="10pt" style:font-weight-asian="bold" style:font-name-complex="FreeSans4" style:font-size-complex="10pt" style:font-weight-complex="bold"/>
    </style:style>
    <style:style style:name="T28" style:family="text">
      <style:text-properties fo:font-variant="normal" fo:text-transform="none" fo:color="#202122" loext:opacity="100%" style:font-name="FreeSans3" fo:font-size="14pt" fo:letter-spacing="normal" fo:font-style="normal" officeooo:rsid="001aba34" fo:background-color="transparent" loext:char-shading-value="0" style:font-size-asian="14pt" style:font-size-complex="14pt"/>
    </style:style>
    <style:style style:name="T29" style:family="text">
      <style:text-properties fo:font-variant="normal" fo:text-transform="none" fo:color="#202122" loext:opacity="100%" style:font-name="FreeSans3" fo:font-size="14pt" fo:letter-spacing="normal" fo:font-style="normal" officeooo:rsid="003ee9fd" fo:background-color="transparent" loext:char-shading-value="0" style:font-name-asian="Droid Sans Fallback" style:font-size-asian="14pt" style:font-name-complex="FreeSans4" style:font-size-complex="14pt"/>
    </style:style>
    <style:style style:name="T30" style:family="text">
      <style:text-properties fo:font-variant="normal" fo:text-transform="none" fo:color="#202122" loext:opacity="100%" style:font-name="FreeSans3" fo:font-size="14pt" fo:letter-spacing="normal" fo:font-style="normal" fo:font-weight="normal" officeooo:rsid="001aba34" fo:background-color="transparent" loext:char-shading-value="0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202122" loext:opacity="100%" style:font-name="FreeSans3" fo:font-size="14pt" fo:letter-spacing="normal" fo:font-style="normal" fo:font-weight="normal" officeooo:rsid="003ee9fd" fo:background-color="transparent" loext:char-shading-value="0" style:font-name-asian="Droid Sans Fallback" style:font-size-asian="14pt" style:font-weight-asian="normal" style:font-name-complex="FreeSans4" style:font-size-complex="14pt" style:font-weight-complex="normal"/>
    </style:style>
    <style:style style:name="T32" style:family="text">
      <style:text-properties fo:font-variant="normal" fo:text-transform="none" fo:color="#202122" loext:opacity="100%" style:font-name="FreeSans3" fo:font-size="14pt" fo:letter-spacing="normal" fo:font-style="normal" fo:font-weight="bold" officeooo:rsid="003ee9fd" fo:background-color="transparent" loext:char-shading-value="0" style:font-name-asian="Droid Sans Fallback" style:font-size-asian="14pt" style:font-weight-asian="bold" style:font-name-complex="FreeSans4" style:font-size-complex="14pt" style:font-weight-complex="bold"/>
    </style:style>
    <style:style style:name="T33" style:family="text">
      <style:text-properties fo:font-variant="normal" fo:text-transform="none" fo:color="#202122" loext:opacity="100%" style:font-name="FreeSans1" fo:font-size="10pt" fo:letter-spacing="normal" fo:font-style="normal" fo:font-weight="normal" officeooo:rsid="0035086f" fo:background-color="transparent" loext:char-shading-value="0" style:font-size-asian="8.69999980926514pt" style:font-weight-asian="normal" style:font-size-complex="10pt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1b4734" style:font-weight-asian="normal" style:font-weight-complex="normal"/>
    </style:style>
    <style:style style:name="T36" style:family="text">
      <style:text-properties fo:font-weight="normal" officeooo:rsid="001fce35" style:font-weight-asian="normal" style:font-weight-complex="normal"/>
    </style:style>
    <style:style style:name="T37" style:family="text">
      <style:text-properties fo:font-weight="normal" officeooo:rsid="00233abe" style:font-weight-asian="normal" style:font-weight-complex="normal"/>
    </style:style>
    <style:style style:name="T38" style:family="text">
      <style:text-properties fo:font-weight="normal" officeooo:rsid="00247a57" style:font-weight-asian="normal" style:font-weight-complex="normal"/>
    </style:style>
    <style:style style:name="T39" style:family="text">
      <style:text-properties fo:font-weight="normal" officeooo:rsid="002532d0" style:font-weight-asian="normal" style:font-weight-complex="normal"/>
    </style:style>
    <style:style style:name="T40" style:family="text">
      <style:text-properties fo:font-weight="normal" officeooo:rsid="0026af70" style:font-weight-asian="normal" style:font-weight-complex="normal"/>
    </style:style>
    <style:style style:name="T41" style:family="text">
      <style:text-properties fo:font-weight="normal" officeooo:rsid="0027e89f" style:font-weight-asian="normal" style:font-weight-complex="normal"/>
    </style:style>
    <style:style style:name="T42" style:family="text">
      <style:text-properties fo:font-weight="normal" officeooo:rsid="00286a14" style:font-weight-asian="normal" style:font-weight-complex="normal"/>
    </style:style>
    <style:style style:name="T43" style:family="text">
      <style:text-properties fo:font-weight="normal" officeooo:rsid="00321884" style:font-weight-asian="normal" style:font-weight-complex="normal"/>
    </style:style>
    <style:style style:name="T44" style:family="text">
      <style:text-properties fo:font-weight="normal" officeooo:rsid="00338fd1" style:font-weight-asian="normal" style:font-weight-complex="normal"/>
    </style:style>
    <style:style style:name="T45" style:family="text">
      <style:text-properties fo:font-weight="normal" officeooo:rsid="0035086f" style:font-weight-asian="normal" style:font-weight-complex="normal"/>
    </style:style>
    <style:style style:name="T46" style:family="text">
      <style:text-properties fo:font-weight="normal" officeooo:rsid="0036a33b" style:font-weight-asian="normal" style:font-weight-complex="normal"/>
    </style:style>
    <style:style style:name="T47" style:family="text">
      <style:text-properties fo:font-weight="normal" officeooo:rsid="0037f0c1" style:font-weight-asian="normal" style:font-weight-complex="normal"/>
    </style:style>
    <style:style style:name="T48" style:family="text">
      <style:text-properties fo:font-weight="normal" officeooo:rsid="003aaadc" style:font-weight-asian="normal" style:font-weight-complex="normal"/>
    </style:style>
    <style:style style:name="T49" style:family="text">
      <style:text-properties fo:font-weight="normal" officeooo:rsid="003cea36" style:font-weight-asian="normal" style:font-weight-complex="normal"/>
    </style:style>
    <style:style style:name="T50" style:family="text">
      <style:text-properties fo:font-weight="normal" officeooo:rsid="001aba34" fo:background-color="transparent" loext:char-shading-value="0" style:font-weight-asian="normal" style:font-weight-complex="normal"/>
    </style:style>
    <style:style style:name="T51" style:family="text">
      <style:text-properties fo:language="en" fo:country="US" fo:background-color="transparent" loext:char-shading-value="0"/>
    </style:style>
    <style:style style:name="T52" style:family="text">
      <style:text-properties fo:background-color="transparent" loext:char-shading-value="0"/>
    </style:style>
    <style:style style:name="T53" style:family="text">
      <style:text-properties officeooo:rsid="001a459f" fo:background-color="transparent" loext:char-shading-value="0"/>
    </style:style>
    <style:style style:name="T54" style:family="text">
      <style:text-properties officeooo:rsid="001aba34"/>
    </style:style>
    <style:style style:name="T55" style:family="text">
      <style:text-properties style:font-name="FreeSans1" fo:font-size="10pt" fo:font-weight="bold" officeooo:rsid="001aba34" fo:background-color="transparent" loext:char-shading-value="0" style:font-size-asian="8.69999980926514pt" style:font-weight-asian="bold" style:font-size-complex="10pt" style:font-weight-complex="bold"/>
    </style:style>
    <style:style style:name="T56" style:family="text">
      <style:text-properties style:font-name="FreeSans1" fo:font-size="10pt" fo:font-weight="normal" officeooo:rsid="00247a57" style:font-size-asian="8.69999980926514pt" style:font-weight-asian="normal" style:font-size-complex="10pt" style:font-weight-complex="normal"/>
    </style:style>
    <style:style style:name="T57" style:family="text">
      <style:text-properties style:font-name="FreeSans1" fo:font-size="10pt" fo:font-weight="normal" officeooo:rsid="0026af70" style:font-size-asian="8.69999980926514pt" style:font-weight-asian="normal" style:font-size-complex="10pt" style:font-weight-complex="normal"/>
    </style:style>
    <style:style style:name="T58" style:family="text">
      <style:text-properties style:font-name="FreeSans1" fo:font-size="10pt" fo:font-weight="normal" officeooo:rsid="0027e89f" style:font-size-asian="8.69999980926514pt" style:font-weight-asian="normal" style:font-size-complex="10pt" style:font-weight-complex="normal"/>
    </style:style>
    <style:style style:name="T59" style:family="text">
      <style:text-properties style:font-name="FreeSans1" fo:font-size="10pt" fo:font-weight="normal" officeooo:rsid="00286a14" style:font-size-asian="8.69999980926514pt" style:font-weight-asian="normal" style:font-size-complex="10pt" style:font-weight-complex="normal"/>
    </style:style>
    <style:style style:name="T60" style:family="text">
      <style:text-properties style:font-name="FreeSans1" fo:font-size="10pt" fo:font-weight="normal" officeooo:rsid="0035086f" style:font-size-asian="8.69999980926514pt" style:font-weight-asian="normal" style:font-size-complex="10pt" style:font-weight-complex="normal"/>
    </style:style>
    <style:style style:name="T61" style:family="text">
      <style:text-properties style:font-name="FreeSans1" fo:font-size="10pt" fo:font-weight="normal" officeooo:rsid="003c984e" style:font-size-asian="10pt" style:font-weight-asian="normal" style:font-size-complex="10pt" style:font-weight-complex="normal"/>
    </style:style>
    <style:style style:name="T62" style:family="text">
      <style:text-properties style:font-name="FreeSans1" fo:font-size="10pt" officeooo:rsid="003c984e" style:font-size-asian="8.69999980926514pt" style:font-size-complex="10pt"/>
    </style:style>
    <style:style style:name="T63" style:family="text">
      <style:text-properties fo:language="es" fo:country="ES"/>
    </style:style>
    <style:style style:name="T64" style:family="text">
      <style:text-properties fo:language="es" fo:country="ES" officeooo:rsid="00215e99"/>
    </style:style>
    <style:style style:name="T65" style:family="text">
      <style:text-properties fo:font-size="10pt" fo:font-weight="normal" style:font-size-asian="10pt" style:font-weight-asian="normal" style:font-size-complex="10pt" style:font-weight-complex="normal"/>
    </style:style>
    <style:style style:name="T66" style:family="text">
      <style:text-properties fo:font-size="10pt" fo:font-weight="normal" officeooo:rsid="002e16fd" style:font-size-asian="10pt" style:font-weight-asian="normal" style:font-size-complex="10pt" style:font-weight-complex="normal"/>
    </style:style>
    <style:style style:name="T67" style:family="text">
      <style:text-properties fo:font-size="10pt" fo:font-weight="normal" officeooo:rsid="002e30ee" style:font-size-asian="10pt" style:font-weight-asian="normal" style:font-size-complex="10pt" style:font-weight-complex="normal"/>
    </style:style>
    <style:style style:name="T68" style:family="text">
      <style:text-properties fo:font-size="10pt" fo:font-weight="normal" officeooo:rsid="003c984e" style:font-size-asian="10pt" style:font-weight-asian="normal" style:font-size-complex="10pt" style:font-weight-complex="normal"/>
    </style:style>
    <style:style style:name="T69" style:family="text">
      <style:text-properties fo:font-size="10pt" fo:font-weight="normal" officeooo:rsid="0037f0c1" style:font-size-asian="10pt" style:font-weight-asian="normal" style:font-size-complex="10pt" style:font-weight-complex="normal"/>
    </style:style>
    <style:style style:name="T70" style:family="text">
      <style:text-properties fo:font-size="10pt" fo:font-weight="bold" style:font-size-asian="10pt" style:font-weight-asian="bold" style:font-size-complex="10pt" style:font-weight-complex="bold"/>
    </style:style>
    <style:style style:name="T71" style:family="text">
      <style:text-properties fo:color="#000000" loext:opacity="100%" officeooo:rsid="001aba34" fo:background-color="transparent" loext:char-shading-value="0"/>
    </style:style>
    <style:style style:name="T72" style:family="text">
      <style:text-properties fo:color="#000000" loext:opacity="100%" style:font-name="FreeSans3" fo:font-weight="normal" officeooo:rsid="002909e1" fo:background-color="transparent" loext:char-shading-value="0" style:font-weight-asian="normal" style:font-weight-complex="normal"/>
    </style:style>
    <style:style style:name="T73" style:family="text">
      <style:text-properties fo:color="#000000" loext:opacity="100%" style:font-name="FreeSans3" fo:font-weight="normal" officeooo:rsid="002ae880" fo:background-color="transparent" loext:char-shading-value="0" style:font-weight-asian="normal" style:font-weight-complex="normal"/>
    </style:style>
    <style:style style:name="T74" style:family="text">
      <style:text-properties fo:color="#000000" loext:opacity="100%" style:font-name="FreeSans3" fo:font-size="10pt" fo:font-weight="normal" officeooo:rsid="002bc2ed" fo:background-color="transparent" loext:char-shading-value="0" style:font-size-asian="10pt" style:font-weight-asian="normal" style:font-size-complex="10pt" style:font-weight-complex="normal"/>
    </style:style>
    <style:style style:name="T75" style:family="text">
      <style:text-properties fo:color="#000000" loext:opacity="100%" style:font-name="FreeSans3" fo:font-size="10pt" fo:font-weight="normal" officeooo:rsid="002ae880" fo:background-color="transparent" loext:char-shading-value="0" style:font-size-asian="10pt" style:font-weight-asian="normal" style:font-size-complex="10pt" style:font-weight-complex="normal"/>
    </style:style>
    <style:style style:name="T76" style:family="text">
      <style:text-properties fo:color="#000000" loext:opacity="100%" style:font-name="FreeSans3" fo:font-size="10pt" fo:font-weight="normal" officeooo:rsid="002909e1" fo:background-color="transparent" loext:char-shading-value="0" style:font-size-asian="8.69999980926514pt" style:font-weight-asian="normal" style:font-size-complex="10pt" style:font-weight-complex="normal"/>
    </style:style>
    <style:style style:name="T77" style:family="text">
      <style:text-properties fo:color="#000000" loext:opacity="100%" style:font-name="FreeSans3" fo:font-size="10pt" fo:font-weight="normal" officeooo:rsid="002ae880" fo:background-color="transparent" loext:char-shading-value="0" style:font-size-asian="8.69999980926514pt" style:font-weight-asian="normal" style:font-size-complex="10pt" style:font-weight-complex="normal"/>
    </style:style>
    <style:style style:name="T78" style:family="text">
      <style:text-properties fo:color="#000000" loext:opacity="100%" style:font-name="FreeSans3" fo:font-size="10pt" fo:font-weight="normal" officeooo:rsid="0037f0c1" fo:background-color="transparent" loext:char-shading-value="0" style:font-size-asian="8.69999980926514pt" style:font-weight-asian="normal" style:font-size-complex="10pt" style:font-weight-complex="normal"/>
    </style:style>
    <style:style style:name="T79" style:family="text">
      <style:text-properties fo:color="#000000" loext:opacity="100%" style:font-name="FreeSans3" fo:font-size="10pt" fo:font-weight="normal" officeooo:rsid="003aaadc" fo:background-color="transparent" loext:char-shading-value="0" style:font-size-asian="8.69999980926514pt" style:font-weight-asian="normal" style:font-size-complex="10pt" style:font-weight-complex="normal"/>
    </style:style>
    <style:style style:name="T80" style:family="text">
      <style:text-properties officeooo:rsid="0037f0c1"/>
    </style:style>
    <style:style style:name="T81" style:family="text">
      <style:text-properties officeooo:rsid="0038952a"/>
    </style:style>
    <style:style style:name="T82" style:family="text">
      <style:text-properties officeooo:rsid="0039e8a4"/>
    </style:style>
    <style:style style:name="T83" style:family="text">
      <style:text-properties officeooo:rsid="003c984e"/>
    </style:style>
    <style:style style:name="Sect1" style:family="section">
      <style:section-properties text:dont-balance-text-columns="false" style:editable="false">
        <style:columns fo:column-count="5" fo:column-gap="0cm">
          <style:column style:rel-width="1993*" fo:start-indent="0cm" fo:end-indent="0cm"/>
          <style:column style:rel-width="1993*" fo:start-indent="0cm" fo:end-indent="0cm"/>
          <style:column style:rel-width="1993*" fo:start-indent="0cm" fo:end-indent="0cm"/>
          <style:column style:rel-width="1993*" fo:start-indent="0cm" fo:end-indent="0cm"/>
          <style:column style:rel-width="1996*" fo:start-indent="0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Strong_20_Emphasis"><text:span text:style-name="T53"># ENUNCIADO </text:span></text:span><text:span text:style-name="Strong_20_Emphasis"><text:span text:style-name="T52">Apartado 1) </text:span></text:span><text:span text:style-name="T52">9 puntos)</text:span></text:p>
      <text:p text:style-name="P3"><text:span text:style-name="T63">Ahora</text:span> se trata de que investigues y profundices más en las diferentes <text:span text:style-name="T64">e</text:span><text:span text:style-name="T63">strategias</text:span> y principales sistemas gestores de bases de datos:</text:p>
      <text:list xml:id="list1464045435" text:style-name="L1">
        <text:list-item>
          <text:p text:style-name="P34">MySQL,</text:p>
        </text:list-item>
        <text:list-item>
          <text:p text:style-name="P34">SQLSever,</text:p>
        </text:list-item>
        <text:list-item>
          <text:p text:style-name="P34">Oracle,</text:p>
        </text:list-item>
        <text:list-item>
          <text:p text:style-name="P34">Microsoft Access,</text:p>
        </text:list-item>
        <text:list-item>
          <text:p text:style-name="P34">PostgreSQL,</text:p>
        </text:list-item>
        <text:list-item>
          <text:p text:style-name="P34">Informix,</text:p>
        </text:list-item>
        <text:list-item>
          <text:p text:style-name="P34">SyBASE,</text:p>
        </text:list-item>
        <text:list-item>
          <text:p text:style-name="P34">FireBird.</text:p>
        </text:list-item>
        <text:list-item>
          <text:p text:style-name="P38">DB2.</text:p>
        </text:list-item>
      </text:list>
      <text:p text:style-name="P4"><text:span text:style-name="T52">Para ello debes de valerte de lo que has estudiado y de Internet y contestar justificando la respuesta y señalando las </text:span><text:span text:style-name="acronym"><text:span text:style-name="T51">URL</text:span></text:span><text:span text:style-name="T52">s de donde hayas sacado la información. Para cada uno de ellos comenta:</text:span></text:p>
      <text:list xml:id="list2474421239" text:style-name="L2">
        <text:list-item>
          <text:p text:style-name="P35">Si es un sistema gestor relacional o de qué tipos es.</text:p>
        </text:list-item>
        <text:list-item>
          <text:p text:style-name="P36"><text:span text:style-name="T52">Si soporta </text:span><text:span text:style-name="acronym"><text:span text:style-name="T51">SQL</text:span></text:span><text:span text:style-name="T52"> y/o otros lenguajes.</text:span></text:p>
        </text:list-item>
        <text:list-item>
          <text:p text:style-name="P35">Si soporta procedimientos almacenados</text:p>
        </text:list-item>
        <text:list-item>
          <text:p text:style-name="P35">Si soporta transacciones.</text:p>
        </text:list-item>
        <text:list-item>
          <text:p text:style-name="P35">Si es multiplatafoma</text:p>
        </text:list-item>
      </text:list>
      <text:p text:style-name="P6"/>
      <text:p text:style-name="Text_20_body"/>
      <text:p text:style-name="P37"><text:span text:style-name="Strong_20_Emphasis"><text:span text:style-name="T53"># </text:span></text:span><text:span text:style-name="Strong_20_Emphasis"><text:span text:style-name="T55">SOLUCIÓN </text:span></text:span><text:span text:style-name="Strong_20_Emphasis"><text:span text:style-name="T52">Apartado 1)</text:span></text:span></text:p>
      <text:h text:style-name="P11" text:outline-level="2"><text:span text:style-name="Strong_20_Emphasis"><text:span text:style-name="T54">·</text:span></text:span><text:span text:style-name="Strong_20_Emphasis"><text:span text:style-name="T50"> </text:span></text:span><text:span text:style-name="Strong_20_Emphasis">MySQL</text:span></text:h>
      <text:p text:style-name="P23"><text:span text:style-name="Strong_20_Emphasis"/></text:p>
      <text:p text:style-name="P19"><text:span text:style-name="Strong_20_Emphasis"><text:span text:style-name="T35">- MySQL é un sistema de xestión de bases de datos relacional. Isto significa que almacena os datos en táboas <text:s/>separadas.</text:span></text:span></text:p>
      <text:p text:style-name="P19"><text:span text:style-name="Strong_20_Emphasis"><text:span text:style-name="T35">Á </text:span></text:span><text:span text:style-name="Strong_20_Emphasis"><text:span text:style-name="T41">hora de </text:span></text:span><text:span text:style-name="Strong_20_Emphasis"><text:span text:style-name="T58">desenvolver</text:span></text:span><text:span text:style-name="Strong_20_Emphasis"><text:span text:style-name="T41"> o esquema estrutural da base de datos </text:span></text:span><text:span text:style-name="Strong_20_Emphasis"><text:span text:style-name="T58">MySQL</text:span></text:span><text:span text:style-name="Strong_20_Emphasis"><text:span text:style-name="T41"> hai que deseñar as táboas tendo en conta: </text:span></text:span></text:p>
      <text:p text:style-name="P19"><text:span text:style-name="Strong_20_Emphasis"><text:span text:style-name="T39">Existen un tipo de táboas</text:span></text:span><text:span text:style-name="Strong_20_Emphasis"><text:span text:style-name="T35"> </text:span></text:span><text:span text:style-name="Strong_20_Emphasis"><text:span text:style-name="T36">chamadas Entidades. Cada </text:span></text:span><text:span text:style-name="Strong_20_Emphasis"><text:span text:style-name="T38">t</text:span></text:span><text:span text:style-name="Strong_20_Emphasis"><text:span text:style-name="T37">áboa </text:span></text:span><text:span text:style-name="Strong_20_Emphasis"><text:span text:style-name="T36">Entidade</text:span></text:span><text:span text:style-name="Strong_20_Emphasis"><text:span text:style-name="T35"> </text:span></text:span><text:span text:style-name="Strong_20_Emphasis"><text:span text:style-name="T39">ten un nome, </text:span></text:span><text:span text:style-name="Strong_20_Emphasis"><text:span text:style-name="T41">representa a un obxecto</text:span></text:span><text:span text:style-name="Strong_20_Emphasis"><text:span text:style-name="T39"> e </text:span></text:span><text:span text:style-name="Strong_20_Emphasis"><text:span text:style-name="T56">divídese en </text:span></text:span><text:span text:style-name="Strong_20_Emphasis"><text:span text:style-name="T38">columnas que chamamos Campos ou Atributos (nome, apelidos, idade) e en filas que chamamos Rexistros que representan unha entrada de datos (Manuel, García, </text:span></text:span><text:span text:style-name="Strong_20_Emphasis"><text:span text:style-name="T58">Alumno</text:span></text:span><text:span text:style-name="Strong_20_Emphasis"><text:span text:style-name="T38">)... <text:s/></text:span></text:span><text:span text:style-name="Strong_20_Emphasis"><text:span text:style-name="T39">É importante que haxa un campo como mínimo que posúa un atributo clave e identifique unicamente a cada rexistro </text:span></text:span><text:span text:style-name="Strong_20_Emphasis"><text:span text:style-name="T41">resultando como exemplo de Rexistro: </text:span></text:span><text:span text:style-name="Strong_20_Emphasis"><text:span text:style-name="T39">(código de usuario, dni, id, </text:span></text:span><text:span text:style-name="Strong_20_Emphasis"><text:span text:style-name="T41">Manuel, García, Alumno</text:span></text:span><text:span text:style-name="Strong_20_Emphasis"><text:span text:style-name="T39">)</text:span></text:span></text:p>
      <text:p text:style-name="P20"><text:span text:style-name="Strong_20_Emphasis"><text:span text:style-name="T41">O </text:span></text:span><text:span text:style-name="Strong_20_Emphasis"><text:span text:style-name="T42">programador da base de datos por outra banda ten que establecer unhas normas que regulen as </text:span></text:span><text:span text:style-name="Strong_20_Emphasis"><text:span text:style-name="T59">R</text:span></text:span><text:span text:style-name="Strong_20_Emphasis"><text:span text:style-name="T42">elacións entre diferentes campos clave coma se fose un</text:span></text:span><text:span text:style-name="Strong_20_Emphasis"><text:span text:style-name="T39"> tipo de táboas bidimensionais chamadas Relacións que serven para a representación lóxica dos datos e as relación entre eles, é dicir as relacións entre táboas Entidade. </text:span></text:span><text:span text:style-name="Strong_20_Emphasis"><text:span text:style-name="T40">Estas Relacións <text:s/>están </text:span></text:span><text:span text:style-name="Strong_20_Emphasis"><text:span text:style-name="T57">divididas en 2 columnas onde cada unha se corresponde ao valor do atributo clave das táboas Entidades que queremos relacionar. Polo tanto os rexistros son do mesmo tipo </text:span></text:span><text:span text:style-name="Strong_20_Emphasis"><text:span text:style-name="T58">e</text:span></text:span><text:span text:style-name="Strong_20_Emphasis"><text:span text:style-name="T57"> ún</text:span></text:span><text:span text:style-name="Strong_20_Emphasis"><text:span text:style-name="T58">icos.</text:span></text:span><text:span text:style-name="Strong_20_Emphasis"><text:span text:style-name="T57"> </text:span></text:span></text:p>
      <text:p text:style-name="P18"><text:span text:style-name="Strong_20_Emphasis"><text:span text:style-name="T38"/></text:span></text:p>
      <text:p text:style-name="P18"><text:span text:style-name="Strong_20_Emphasis"><text:span text:style-name="T38"/></text:span></text:p>
      <text:p text:style-name="P18"><text:soft-page-break/><text:span text:style-name="Strong_20_Emphasis"><text:span text:style-name="T71">- </text:span></text:span><text:span text:style-name="Strong_20_Emphasis"><text:span text:style-name="T72">MySQL soporta </text:span></text:span><text:span text:style-name="Strong_20_Emphasis"><text:span text:style-name="T73">SQL e/ou outras </text:span></text:span><text:span text:style-name="Strong_20_Emphasis"><text:span text:style-name="T72">linguaxes:</text:span></text:span></text:p>
      <text:p text:style-name="P21"><text:span text:style-name="Strong_20_Emphasis"><text:span text:style-name="T74">Só s</text:span></text:span><text:span text:style-name="Strong_20_Emphasis"><text:span text:style-name="T75">oporta SQL como </text:span></text:span><text:span text:style-name="Strong_20_Emphasis"><text:span text:style-name="T4">DSL </text:span></text:span><text:span text:style-name="Strong_20_Emphasis"><text:span text:style-name="T5">por defecto. É posible acceder a bases de datos MySQL dende outras linguaxes de programación por medio de APIs que enmascara a sintaxe SQL ou inserindo código SQL embebido noutro código en outra linguaxe </text:span></text:span><text:span text:style-name="Strong_20_Emphasis"><text:span text:style-name="T6">(moi típico en PHP) ademais de usar sentencias SQL directamente no servidor</text:span></text:span><text:span text:style-name="Strong_20_Emphasis"><text:span text:style-name="T5">.</text:span></text:span></text:p>
      <text:p text:style-name="P21"><text:span text:style-name="Strong_20_Emphasis"><text:span text:style-name="T5"><text:s/></text:span></text:span><text:span text:style-name="Strong_20_Emphasis"><text:span text:style-name="T6">Linguaxes dende onde acceder a bases de datos MySQL:</text:span></text:span></text:p>
      <text:p text:style-name="P21"><text:span text:style-name="Strong_20_Emphasis"><text:span text:style-name="T6">Java, C, C++, C#, Python, PHP, Pearl, Lisp, Ruby...</text:span></text:span></text:p>
      <text:p text:style-name="P22"><text:span text:style-name="Strong_20_Emphasis"><text:span text:style-name="T7">Entada no manual de referencia de MySQL 8.0 - <text:s/></text:span></text:span><text:span text:style-name="Strong_20_Emphasis"><text:span text:style-name="T8">Chap 1</text:span></text:span><text:span text:style-name="Strong_20_Emphasis"><text:span text:style-name="T7">– 1.2.1 – parágrafo 2</text:span></text:span></text:p>
      <text:p text:style-name="Text_20_body"><text:a xlink:type="simple" xlink:href="https://dev.mysql.com/doc/refman/8.0/en/what-is-mysql.html" text:style-name="Internet_20_link" text:visited-style-name="Visited_20_Internet_20_Link"><text:span text:style-name="Strong_20_Emphasis"><text:span text:style-name="T34">https://dev.mysql.com/doc/refman/8.0/en/what-is-mysql.html</text:span></text:span></text:a></text:p>
      <text:p text:style-name="Text_20_body"><text:span text:style-name="Strong_20_Emphasis"><text:span text:style-name="T34"/></text:span></text:p>
      <text:p text:style-name="P22"><text:span text:style-name="Strong_20_Emphasis"><text:span text:style-name="T70">-</text:span></text:span><text:span text:style-name="Strong_20_Emphasis"><text:span text:style-name="T65"> </text:span></text:span><text:span text:style-name="Strong_20_Emphasis"><text:span text:style-name="T66">MySQL soporta </text:span></text:span><text:span text:style-name="Strong_20_Emphasis"><text:span text:style-name="T65">proced</text:span></text:span><text:span text:style-name="Strong_20_Emphasis"><text:span text:style-name="T66">e</text:span></text:span><text:span text:style-name="Strong_20_Emphasis"><text:span text:style-name="T65">mentos almacenados?</text:span></text:span></text:p>
      <text:p text:style-name="P22"><text:span text:style-name="Strong_20_Emphasis"><text:span text:style-name="T67">Si.</text:span></text:span><text:span text:style-name="Strong_20_Emphasis"><text:span text:style-name="T65"> MySQL. </text:span></text:span><text:span text:style-name="Strong_20_Emphasis"><text:span text:style-name="T66">Son uns</text:span></text:span><text:span text:style-name="Strong_20_Emphasis"><text:span text:style-name="T65"> comandos </text:span></text:span><text:span text:style-name="Strong_20_Emphasis"><text:span text:style-name="T66">que </text:span></text:span><text:span text:style-name="Strong_20_Emphasis"><text:span text:style-name="T65">se quedan almacenados </text:span></text:span><text:span text:style-name="Strong_20_Emphasis"><text:span text:style-name="T66">e</text:span></text:span><text:span text:style-name="Strong_20_Emphasis"><text:span text:style-name="T65"> se e</text:span></text:span><text:span text:style-name="Strong_20_Emphasis"><text:span text:style-name="T66">x</text:span></text:span><text:span text:style-name="Strong_20_Emphasis"><text:span text:style-name="T65">ecutan </text:span></text:span><text:span text:style-name="Strong_20_Emphasis"><text:span text:style-name="T66">no</text:span></text:span><text:span text:style-name="Strong_20_Emphasis"><text:span text:style-name="T65"> servidor o</text:span></text:span><text:span text:style-name="Strong_20_Emphasis"><text:span text:style-name="T66">u no</text:span></text:span><text:span text:style-name="Strong_20_Emphasis"><text:span text:style-name="T65"> motor de bases de datos. Este aspecto permite que </text:span></text:span><text:span text:style-name="Strong_20_Emphasis"><text:span text:style-name="T67">a</text:span></text:span><text:span text:style-name="Strong_20_Emphasis"><text:span text:style-name="T65">s aplicació</text:span></text:span><text:span text:style-name="Strong_20_Emphasis"><text:span text:style-name="T66">ns</text:span></text:span><text:span text:style-name="Strong_20_Emphasis"><text:span text:style-name="T65"> clientes as e</text:span></text:span><text:span text:style-name="Strong_20_Emphasis"><text:span text:style-name="T66">x</text:span></text:span><text:span text:style-name="Strong_20_Emphasis"><text:span text:style-name="T65">ecuten directamente mediante </text:span></text:span><text:span text:style-name="Strong_20_Emphasis"><text:span text:style-name="T66">ch</text:span></text:span><text:span text:style-name="Strong_20_Emphasis"><text:span text:style-name="T65">amada a un</text:span></text:span><text:span text:style-name="Strong_20_Emphasis"><text:span text:style-name="T66">h</text:span></text:span><text:span text:style-name="Strong_20_Emphasis"><text:span text:style-name="T65">a API.</text:span></text:span></text:p>
      <text:p text:style-name="P22"><text:span text:style-name="Strong_20_Emphasis"><text:span text:style-name="T67">Entrada no manual de referencia de MySQL 8.0 – <text:s/>FAQ – A.4.1</text:span></text:span></text:p>
      <text:p text:style-name="P22"><text:a xlink:type="simple" xlink:href="https://dev.mysql.com/doc/refman/8.0/en/faqs-stored-procs.html#faq-mysql-have-procedures-functions" text:style-name="Internet_20_link" text:visited-style-name="Visited_20_Internet_20_Link"><text:span text:style-name="Strong_20_Emphasis"><text:span text:style-name="T65">https://dev.mysql.com/doc/refman/8.0/en/faqs-stored-procs.html#faq-mysql-have-procedures-functions</text:span></text:span></text:a></text:p>
      <text:p text:style-name="P22"><text:span text:style-name="Strong_20_Emphasis"><text:span text:style-name="T65"/></text:span></text:p>
      <text:p text:style-name="P22"><text:span text:style-name="Strong_20_Emphasis"><text:span text:style-name="T26">-</text:span></text:span><text:span text:style-name="Strong_20_Emphasis"><text:span text:style-name="T13"> </text:span></text:span><text:span text:style-name="Strong_20_Emphasis"><text:span text:style-name="T14">MySQL soporta transaccións?</text:span></text:span></text:p>
      <text:p text:style-name="P24"><text:span text:style-name="Strong_20_Emphasis"><text:span text:style-name="T15">Si. </text:span></text:span><text:span text:style-name="Strong_20_Emphasis"><text:span text:style-name="T16">Pero depende de que storage engine esteamos empregando para crear as táboas porque non todos soportan transacción. Os storage engine que soportan transaccións son:</text:span></text:span></text:p>
      <text:section text:style-name="Sect1" text:name="Sección2">
        <text:p text:style-name="P26"><text:span text:style-name="Strong_20_Emphasis"><text:span text:style-name="T34">Berkeley DB</text:span></text:span></text:p>
        <text:p text:style-name="P26"><text:span text:style-name="Strong_20_Emphasis"><text:span text:style-name="T34">Falcon</text:span></text:span></text:p>
        <text:p text:style-name="P26"><text:span text:style-name="Strong_20_Emphasis"><text:span text:style-name="T34">FederatedX</text:span></text:span></text:p>
        <text:p text:style-name="P26"><text:span text:style-name="Strong_20_Emphasis"><text:span text:style-name="T34">ColumnStore </text:span></text:span></text:p>
        <text:p text:style-name="P25">InnoDB</text:p>
        <text:p text:style-name="P25">MyRocks</text:p>
        <text:p text:style-name="P25">NDB</text:p>
        <text:p text:style-name="P25">SPIDER</text:p>
        <text:p text:style-name="P25">TokuDB</text:p>
        <text:p text:style-name="P25"><text:span text:style-name="Strong_20_Emphasis"><text:span text:style-name="T16">XtraDB<text:tab/></text:span></text:span></text:p>
      </text:section>
      <text:p text:style-name="P26"><text:span text:style-name="Strong_20_Emphasis"><text:span text:style-name="T43">Entrada no manual de referencia de MySQL 8.0 – Chap. 16</text:span></text:span></text:p>
      <text:p text:style-name="Text_20_body"><text:a xlink:type="simple" xlink:href="https://dev.mysql.com/doc/refman/8.0/en/storage-engines.html" text:style-name="Internet_20_link" text:visited-style-name="Visited_20_Internet_20_Link"><text:span text:style-name="Strong_20_Emphasis"><text:span text:style-name="T34">https://dev.mysql.com/doc/refman/8.0/en/storage-engines.html</text:span></text:span></text:a></text:p>
      <text:p text:style-name="Standard"><text:span text:style-name="Strong_20_Emphasis"/></text:p>
      <text:p text:style-name="Text_20_body"><text:span text:style-name="Strong_20_Emphasis"><text:span text:style-name="T34">- </text:span></text:span><text:span text:style-name="Strong_20_Emphasis"><text:span text:style-name="T44">MySQL é multiplataforma?</text:span></text:span></text:p>
      <text:p text:style-name="P27"><text:span text:style-name="Strong_20_Emphasis"><text:span text:style-name="T44">Si. Principalmente porque é Open Source e está escrito en C e C++ polo que é doado portalo a diferentes plataformas.</text:span></text:span></text:p>
      <text:p text:style-name="P27"><text:span text:style-name="Strong_20_Emphasis"><text:span text:style-name="T44">Entrada no servizo de soporte técnico de MySQL </text:span></text:span></text:p>
      <text:p text:style-name="P27"><text:a xlink:type="simple" xlink:href="https://www.mysql.com/support/supportedplatforms/database.html" text:style-name="Internet_20_link" text:visited-style-name="Visited_20_Internet_20_Link"><text:span text:style-name="Strong_20_Emphasis"><text:span text:style-name="T44">https://www.mysql.com/support/supportedplatforms/database.html</text:span></text:span></text:a></text:p>
      <text:p text:style-name="P27"><text:span text:style-name="Strong_20_Emphasis"><text:span text:style-name="T44"/></text:span></text:p>
      <text:p text:style-name="P27"/>
      <text:h text:style-name="P12" text:outline-level="2"><text:bookmark text:name="firstHeading"/><text:span text:style-name="Strong_20_Emphasis">Microsoft SQL Server</text:span></text:h>
      <text:p text:style-name="Text_20_body"><text:span text:style-name="Strong_20_Emphasis"/></text:p>
      <text:p text:style-name="P28"><text:span text:style-name="Strong_20_Emphasis"><text:span text:style-name="T35">- </text:span></text:span><text:span text:style-name="Strong_20_Emphasis"><text:span text:style-name="T60">Miscrosoft SQL Server</text:span></text:span><text:span text:style-name="Strong_20_Emphasis"><text:span text:style-name="T35"> é un sistema de xestión de bases de datos relacional ?</text:span></text:span></text:p>
      <text:p text:style-name="P28"><text:span text:style-name="Strong_20_Emphasis"><text:span text:style-name="T45">Si. Fai uso de táboas para almacenar os datos. As táboas poden ser fixas ou temporais </text:span></text:span><text:span text:style-name="Strong_20_Emphasis"><text:span text:style-name="T47">dependendo do seu ciclo de existencia no servidor</text:span></text:span><text:span text:style-name="Strong_20_Emphasis"><text:span text:style-name="T45">. </text:span></text:span><text:span text:style-name="Strong_20_Emphasis"><text:span text:style-name="T46">As columnas das táboas son ocupadas polos campos e as filas polos rexistros. Poden crearse relación</text:span></text:span><text:span text:style-name="Strong_20_Emphasis"><text:span text:style-name="T47">s de </text:span></text:span><text:span text:style-name="Strong_20_Emphasis"><text:span text:style-name="T46">1 a moitos entre táboas.</text:span></text:span></text:p>
      <text:p text:style-name="P29"><text:span text:style-name="Strong_20_Emphasis"><text:span text:style-name="T47">Entrada en wikipedia: </text:span></text:span><text:a xlink:type="simple" xlink:href="https://es.wikipedia.org/wiki/Microsoft_SQL_Server#Tablas_fijas_y_temporales" text:style-name="Internet_20_link" text:visited-style-name="Visited_20_Internet_20_Link"><text:span text:style-name="Strong_20_Emphasis"><text:span text:style-name="T47">https://es.wikipedia.org/wiki/Microsoft_SQL_Server#Tablas_fijas_y_temporales</text:span></text:span></text:a></text:p>
      <text:p text:style-name="P29"><text:span text:style-name="Strong_20_Emphasis"><text:span text:style-name="T47"/></text:span></text:p>
      <text:p text:style-name="P29"><text:span text:style-name="Strong_20_Emphasis"><text:span text:style-name="T35">- </text:span></text:span><text:span text:style-name="Strong_20_Emphasis"><text:span text:style-name="T60">Miscrosoft SQL Server </text:span></text:span><text:span text:style-name="Strong_20_Emphasis"><text:span text:style-name="T76">soporta </text:span></text:span><text:span text:style-name="Strong_20_Emphasis"><text:span text:style-name="T77">SQL e/ou outras </text:span></text:span><text:span text:style-name="Strong_20_Emphasis"><text:span text:style-name="T76">linguaxes</text:span></text:span><text:span text:style-name="Strong_20_Emphasis"><text:span text:style-name="T79">?</text:span></text:span></text:p>
      <text:p text:style-name="P29"><text:span text:style-name="Strong_20_Emphasis"><text:span text:style-name="T78">Si. E</text:span></text:span><text:span text:style-name="T80">mprega a linguaxe T-SQL para interactuar co servidor </text:span><text:span text:style-name="T82">da base de datos e poder crear e editar as táboas</text:span><text:span text:style-name="T80">. </text:span><text:span text:style-name="T82">I</text:span><text:span text:style-name="T80">sto non é máis que unha extensión de SQL ao que inclúe programación procedimental, </text:span><text:span text:style-name="T81">variables locais e máis funcionalidades.</text:span></text:p>
      <text:p text:style-name="P31"><text:span text:style-name="T62">Pode</text:span> ser <text:span text:style-name="T62">empregado</text:span> como <text:span text:style-name="T62">calqueira</text:span> SQL como l<text:span text:style-name="T62">inguaxe</text:span> embebido en aplicació<text:span text:style-name="T83">ns</text:span> des<text:span text:style-name="T62">envoltas</text:span> <text:span text:style-name="T83">n</text:span>o<text:span text:style-name="T83">u</text:span>tr<text:span text:style-name="T83">a</text:span>s <text:span text:style-name="T83">li</text:span>ngua<text:span text:style-name="T83">xe</text:span>s de programación como Visual Basic, C, Java, <text:s/>l<text:span text:style-name="T83">i</text:span>ngua<text:span text:style-name="T83">x</text:span>es incluíd<text:span text:style-name="T83">a</text:span>s na plataforma .NET <text:span text:style-name="T83">etc,</text:span></text:p>
      <text:p text:style-name="P30"><text:span text:style-name="Strong_20_Emphasis"><text:span text:style-name="T47">Entrada en wikipedia: </text:span></text:span><text:a xlink:type="simple" xlink:href="https://es.wikipedia.org/wiki/Microsoft_SQL_Server#Programación" text:style-name="Internet_20_link" text:visited-style-name="Visited_20_Internet_20_Link"><text:span text:style-name="Strong_20_Emphasis"><text:span text:style-name="T47">https://es.wikipedia.org/wiki/Microsoft_SQL_Server#Programación</text:span></text:span></text:a></text:p>
      <text:p text:style-name="P30"><text:span text:style-name="Strong_20_Emphasis"><text:span text:style-name="T48">Entrada en wikipedia: </text:span></text:span><text:a xlink:type="simple" xlink:href="https://es.wikipedia.org/wiki/Transact-SQL" text:style-name="Internet_20_link" text:visited-style-name="Visited_20_Internet_20_Link"><text:span text:style-name="Strong_20_Emphasis"><text:span text:style-name="T48">https://es.wikipedia.org/wiki/Transact-SQL</text:span></text:span></text:a></text:p>
      <text:p text:style-name="P30"><text:span text:style-name="Strong_20_Emphasis"><text:span text:style-name="T48"/></text:span></text:p>
      <text:p text:style-name="P30"><text:span text:style-name="Strong_20_Emphasis"><text:span text:style-name="T70">-</text:span></text:span><text:span text:style-name="Strong_20_Emphasis"><text:span text:style-name="T65"> </text:span></text:span><text:span text:style-name="Strong_20_Emphasis"><text:span text:style-name="T60">Miscrosoft SQL Server</text:span></text:span><text:span text:style-name="Strong_20_Emphasis"><text:span text:style-name="T66"> soporta </text:span></text:span><text:span text:style-name="Strong_20_Emphasis"><text:span text:style-name="T65">proced</text:span></text:span><text:span text:style-name="Strong_20_Emphasis"><text:span text:style-name="T66">e</text:span></text:span><text:span text:style-name="Strong_20_Emphasis"><text:span text:style-name="T65">mentos almacenados?</text:span></text:span></text:p>
      <text:p text:style-name="P31"><text:span text:style-name="Strong_20_Emphasis"><text:span text:style-name="T68">Si. Como en MySQL trátase de scripts con comandos escritos en T-SQL que podemos empregar para facer </text:span></text:span><text:span text:style-name="Strong_20_Emphasis"><text:span text:style-name="T61">que a </text:span></text:span><text:span text:style-name="Strong_20_Emphasis"><text:span text:style-name="T68"><text:s/>nosa base de datos sexa máis eficiente e máis doada de administrar.</text:span></text:span></text:p>
      <text:p text:style-name="P31"><text:span text:style-name="Strong_20_Emphasis"><text:span text:style-name="T69">Entrada en wikipedia: </text:span></text:span><text:a xlink:type="simple" xlink:href="https://es.wikipedia.org/wiki/Microsoft_SQL_Server#Procedimientos_almacenados" text:style-name="Internet_20_link" text:visited-style-name="Visited_20_Internet_20_Link"><text:span text:style-name="Strong_20_Emphasis"><text:span text:style-name="T69">https://es.wikipedia.org/wiki/Microsoft_SQL_Server#Procedimientos_almacenados</text:span></text:span></text:a></text:p>
      <text:p text:style-name="P31"><text:span text:style-name="Strong_20_Emphasis"><text:span text:style-name="T69"/></text:span></text:p>
      <text:p text:style-name="P31"><text:span text:style-name="Strong_20_Emphasis"><text:span text:style-name="T26">-</text:span></text:span><text:span text:style-name="Strong_20_Emphasis"><text:span text:style-name="T13"> </text:span></text:span><text:span text:style-name="Strong_20_Emphasis"><text:span text:style-name="T33">Miscrosoft SQL Server</text:span></text:span><text:span text:style-name="Strong_20_Emphasis"><text:span text:style-name="T17"> </text:span></text:span><text:span text:style-name="Strong_20_Emphasis"><text:span text:style-name="T14"><text:s/>soporta transaccións?</text:span></text:span></text:p>
      <text:p text:style-name="Text_20_body"><text:span text:style-name="Strong_20_Emphasis"><text:span text:style-name="T34">Si. un</text:span></text:span><text:span text:style-name="Strong_20_Emphasis"><text:span text:style-name="T49">h</text:span></text:span><text:span text:style-name="Strong_20_Emphasis"><text:span text:style-name="T34">a transacción eé un</text:span></text:span><text:span text:style-name="Strong_20_Emphasis"><text:span text:style-name="T49">h</text:span></text:span><text:span text:style-name="Strong_20_Emphasis"><text:span text:style-name="T34">a secuencia de operació</text:span></text:span><text:span text:style-name="Strong_20_Emphasis"><text:span text:style-name="T49">n</text:span></text:span><text:span text:style-name="Strong_20_Emphasis"><text:span text:style-name="T34">s realizadas como un</text:span></text:span><text:span text:style-name="Strong_20_Emphasis"><text:span text:style-name="T49">h</text:span></text:span><text:span text:style-name="Strong_20_Emphasis"><text:span text:style-name="T34">a soa unidad</text:span></text:span><text:span text:style-name="Strong_20_Emphasis"><text:span text:style-name="T49">e</text:span></text:span><text:span text:style-name="Strong_20_Emphasis"><text:span text:style-name="T34"> ló</text:span></text:span><text:span text:style-name="Strong_20_Emphasis"><text:span text:style-name="T49">x</text:span></text:span><text:span text:style-name="Strong_20_Emphasis"><text:span text:style-name="T34">ica de traba</text:span></text:span><text:span text:style-name="Strong_20_Emphasis"><text:span text:style-name="T49">ll</text:span></text:span><text:span text:style-name="Strong_20_Emphasis"><text:span text:style-name="T34">o. Un</text:span></text:span><text:span text:style-name="Strong_20_Emphasis"><text:span text:style-name="T49">h</text:span></text:span><text:span text:style-name="Strong_20_Emphasis"><text:span text:style-name="T34">a unidad</text:span></text:span><text:span text:style-name="Strong_20_Emphasis"><text:span text:style-name="T49">e</text:span></text:span><text:span text:style-name="Strong_20_Emphasis"><text:span text:style-name="T34"> ló</text:span></text:span><text:span text:style-name="Strong_20_Emphasis"><text:span text:style-name="T49">xi</text:span></text:span><text:span text:style-name="Strong_20_Emphasis"><text:span text:style-name="T34">ca de traba</text:span></text:span><text:span text:style-name="Strong_20_Emphasis"><text:span text:style-name="T49">ll</text:span></text:span><text:span text:style-name="Strong_20_Emphasis"><text:span text:style-name="T34">o debe exhibir catro propiedades, co</text:span></text:span><text:span text:style-name="Strong_20_Emphasis"><text:span text:style-name="T49">ñe</text:span></text:span><text:span text:style-name="Strong_20_Emphasis"><text:span text:style-name="T34">cidas como propiedades ACID (atomicidad</text:span></text:span><text:span text:style-name="Strong_20_Emphasis"><text:span text:style-name="T49">e</text:span></text:span><text:span text:style-name="Strong_20_Emphasis"><text:span text:style-name="T34">, coherencia, i</text:span></text:span><text:span text:style-name="Strong_20_Emphasis"><text:span text:style-name="T49">l</text:span></text:span><text:span text:style-name="Strong_20_Emphasis"><text:span text:style-name="T34">lamento </text:span></text:span><text:span text:style-name="Strong_20_Emphasis"><text:span text:style-name="T49">e</text:span></text:span><text:span text:style-name="Strong_20_Emphasis"><text:span text:style-name="T34"> durabilidad</text:span></text:span><text:span text:style-name="Strong_20_Emphasis"><text:span text:style-name="T49">e</text:span></text:span><text:span text:style-name="Strong_20_Emphasis"><text:span text:style-name="T34">), para ser c</text:span></text:span><text:span text:style-name="Strong_20_Emphasis"><text:span text:style-name="T49">u</text:span></text:span><text:span text:style-name="Strong_20_Emphasis"><text:span text:style-name="T34">alificada como transacción.</text:span></text:span></text:p>
      <text:p text:style-name="P31"><text:span text:style-name="Strong_20_Emphasis"><text:span text:style-name="T18">Entrada en wikipedia: </text:span></text:span><text:a xlink:type="simple" xlink:href="https://es.wikipedia.org/wiki/Microsoft_SQL_Server#Transacciones" text:style-name="Internet_20_link" text:visited-style-name="Visited_20_Internet_20_Link"><text:span text:style-name="Strong_20_Emphasis">https://es.wikipedia.org/wiki/Microsoft_SQL_Server#Transacciones</text:span></text:a></text:p>
      <text:p text:style-name="P31"><text:span text:style-name="Strong_20_Emphasis"><text:span text:style-name="T18"/></text:span></text:p>
      <text:p text:style-name="P32"><text:span text:style-name="Strong_20_Emphasis"><text:span text:style-name="T18">- </text:span></text:span><text:span text:style-name="Strong_20_Emphasis"><text:span text:style-name="T20">Micorsoft </text:span></text:span><text:span text:style-name="Strong_20_Emphasis"><text:span text:style-name="T19">SQL </text:span></text:span><text:span text:style-name="Strong_20_Emphasis"><text:span text:style-name="T20">Server </text:span></text:span><text:span text:style-name="Strong_20_Emphasis"><text:span text:style-name="T19">é multiplataforma?</text:span></text:span></text:p>
      <text:p text:style-name="P32"><text:span text:style-name="Strong_20_Emphasis"><text:span text:style-name="T20">Máis ou menos. Actualmente só está portado para plataformas Windows e GNU/Linux pero supoño que poderás correlo en MacOSX dende un contedor Docker usando unha imaxe de Linux. Os motivos principais desta desvantaxe é que se distribúa o seu código por medio de Licenzas Privativas por parte de Microsoft.</text:span></text:span></text:p>
      <text:p text:style-name="P33"><text:span text:style-name="Strong_20_Emphasis"><text:span text:style-name="T21">Entrada en wikipedia: </text:span></text:span><text:a xlink:type="simple" xlink:href="https://en.wikipedia.org/wiki/Comparison_of_relational_database_management_systems#Operating_system_support" text:style-name="Internet_20_link" text:visited-style-name="Visited_20_Internet_20_Link"><text:span text:style-name="Strong_20_Emphasis">https://en.wikipedia.org/wiki/Comparison_of_relational_database_management_systems#Operating_system_support</text:span></text:a></text:p>
      <text:p text:style-name="P33"><text:span text:style-name="Strong_20_Emphasis"><text:span text:style-name="T21"/></text:span></text:p>
      <text:h text:style-name="P13" text:outline-level="2"><text:span text:style-name="Strong_20_Emphasis"><text:span text:style-name="T28">·</text:span></text:span><text:span text:style-name="Strong_20_Emphasis"><text:span text:style-name="T30"> </text:span></text:span><text:span text:style-name="Strong_20_Emphasis"><text:span text:style-name="T32">Oracle</text:span></text:span></text:h>
      <text:p text:style-name="P33"><text:span text:style-name="Strong_20_Emphasis"><text:span text:style-name="T2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nux Libertine" svg:font-family="'Linux Libertine'"/>
    <style:font-face style:name="Linux Libertine1" svg:font-family="'Linux Libertine', Georgia, Times, serif"/>
    <style:font-face style:name="Open Sans" svg:font-family="'Open Sans', Arial, Helvetica, sans-serif"/>
    <style:font-face style:name="Verdana" svg:font-family="Verdana, sans-serif"/>
    <style:font-face style:name="inherit" svg:font-family="inherit"/>
    <style:font-face style:name="sans-serif" svg:font-family="sans-serif"/>
    <style:font-face style:name="FreeSans5" svg:font-family="FreeSans" style:font-family-generic="swiss"/>
    <style:font-face style:name="FreeMono" svg:font-family="FreeMono" style:font-adornments="Grosa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FreeSans3" svg:font-family="FreeSans" style:font-family-generic="swiss" style:font-pitch="variable"/>
    <style:font-face style:name="FreeSans2" svg:font-family="FreeSans" style:font-adornments="Cursiva" style:font-family-generic="swiss" style:font-pitch="variable"/>
    <style:font-face style:name="FreeSans1" svg:font-family="FreeSans" style:font-adornments="Estándar" style:font-family-generic="swiss" style:font-pitch="variable"/>
    <style:font-face style:name="FreeSans" svg:font-family="FreeSans" style:font-adornments="Grosa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4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FreeSans4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FreeSans4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6440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4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/>
      <style:text-properties style:font-name="FreeSans1" fo:font-family="FreeSans" style:font-style-name="Estándar" style:font-family-generic="swiss" style:font-pitch="variable" fo:font-size="10pt" style:font-size-asian="8.69999980926514pt" style:font-size-complex="10pt"/>
    </style:style>
    <style:style style:name="List" style:family="paragraph" style:parent-style-name="Text_20_body" style:class="list">
      <style:text-properties style:font-size-asian="12pt" style:font-name-complex="FreeSans5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5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5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95cm" style:type="center"/>
          <style:tab-stop style:position="17.19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95cm" style:type="center"/>
          <style:tab-stop style:position="17.19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5cm" fo:margin-bottom="0.109cm" style:contextual-spacing="false"/>
      <style:text-properties style:font-name="FreeSans2" fo:font-family="FreeSans" style:font-style-name="Cursiva" style:font-family-generic="swiss" style:font-pitch="variable" fo:font-size="14pt" fo:font-style="normal" fo:font-weight="600" style:font-name-asian="Droid Sans Fallback" style:font-family-asian="'Droid Sans Fallback'" style:font-family-generic-asian="system" style:font-pitch-asian="variable" style:font-size-asian="18pt" style:font-weight-asian="bold" style:font-name-complex="FreeSans4" style:font-family-complex="FreeSans" style:font-family-generic-complex="system" style:font-pitch-complex="variable" style:font-size-complex="18pt" style:font-weight-complex="60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4" style:font-family-complex="FreeSans" style:font-family-generic-complex="system" style:font-pitch-complex="variable" style:font-size-complex="24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95cm" style:type="center"/>
          <style:tab-stop style:position="17.191cm" style:type="right"/>
        </style:tab-stops>
      </style:paragraph-properties>
      <style:text-properties style:font-name="FreeSans1" fo:font-family="FreeSans" style:font-style-name="Estándar" style:font-family-generic="swiss" style:font-pitch="variable" fo:font-size="10pt"/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text:number-lines="false" text:line-number="0">
        <style:tab-stops/>
      </style:paragraph-properties>
      <style:text-properties style:font-name="FreeMono" fo:font-family="FreeMono" style:font-style-name="Grosa" style:font-family-generic="modern" style:font-pitch="fixed" fo:font-size="14pt" fo:font-weight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49cm" fo:margin-bottom="0cm" style:contextual-spacing="false"/>
      <style:text-properties style:font-name="FreeSans1" fo:font-family="FreeSans" style:font-style-name="Estándar" style:font-family-generic="swiss" style:font-pitch="variable" fo:font-size="101%" fo:font-weight="normal" style:font-size-asian="101%" style:font-weight-asian="bold" style:font-size-complex="101%" style:font-weight-complex="60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cm" fo:margin-bottom="0cm" style:contextual-spacing="false" fo:line-height="100%" fo:text-align="center" style:justify-single-word="false" style:register-true="false" fo:text-indent="0cm" style:auto-text-indent="false" style:vertical-align="middle">
        <style:tab-stops/>
      </style:paragraph-properties>
      <style:text-properties style:font-name="FreeSans" fo:font-family="FreeSans" style:font-style-name="Grosa" style:font-family-generic="swiss" style:font-pitch="variable" fo:font-size="20pt" fo:font-weight="600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cm" fo:margin-bottom="0cm" style:contextual-spacing="false" fo:text-align="center" style:justify-single-word="false" style:vertical-align="middle"/>
      <style:text-properties style:font-name="FreeSans1" fo:font-family="FreeSans" style:font-style-name="Estándar" style:font-family-generic="swiss" style:font-pitch="variable" fo:font-size="10.5pt" style:font-size-asian="18pt" style:font-size-complex="18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áboa1" style:family="table">
      <style:table-properties style:width="17.582cm" table:align="margins" fo:background-color="transparent">
        <style:background-image/>
      </style:table-properties>
    </style:style>
    <style:style style:name="Táboa1.A" style:family="table-column">
      <style:table-column-properties style:column-width="3.789cm" style:rel-column-width="14121*"/>
    </style:style>
    <style:style style:name="Táboa1.B" style:family="table-column">
      <style:table-column-properties style:column-width="5.412cm" style:rel-column-width="20172*"/>
    </style:style>
    <style:style style:name="Táboa1.C" style:family="table-column">
      <style:table-column-properties style:column-width="8.382cm" style:rel-column-width="31242*"/>
    </style:style>
    <style:style style:name="Táboa1.1" style:family="table-row">
      <style:table-row-properties fo:background-color="transparent">
        <style:background-image/>
      </style:table-row-properties>
    </style:style>
    <style:style style:name="Táboa1.A1" style:family="table-cell">
      <style:table-cell-properties style:vertical-align="middle" fo:background-color="#000000" fo:padding="0cm" fo:border="none">
        <style:background-image/>
      </style:table-cell-properties>
    </style:style>
    <style:style style:name="Táboa1.B1" style:family="table-cell">
      <style:table-cell-properties fo:padding="0cm" fo:border="none"/>
    </style:style>
    <style:style style:name="Táboa1.C1" style:family="table-cell">
      <style:table-cell-properties fo:padding="0cm" fo:border="none"/>
    </style:style>
    <style:style style:name="Táboa1.B2" style:family="table-cell">
      <style:table-cell-properties fo:padding="0cm" fo:border="none"/>
    </style:style>
    <style:style style:name="Táboa1.C2" style:family="table-cell">
      <style:table-cell-properties fo:padding="0cm" fo:border="none"/>
    </style:style>
    <style:style style:name="Táboa1.A3" style:family="table-cell">
      <style:table-cell-properties style:vertical-align="middle" fo:padding="0cm" fo:border-left="none" fo:border-right="none" fo:border-top="none" fo:border-bottom="0.3pt solid #000000"/>
    </style:style>
    <style:style style:name="Táboa1.B3" style:family="table-cell">
      <style:table-cell-properties fo:padding="0cm" fo:border-left="none" fo:border-right="none" fo:border-top="none" fo:border-bottom="0.3pt solid #000000"/>
    </style:style>
    <style:style style:name="Táboa1.C3" style:family="table-cell">
      <style:table-cell-properties style:vertical-align="middle" fo:padding="0cm" fo:border-left="none" fo:border-right="none" fo:border-top="none" fo:border-bottom="0.3pt solid #000000"/>
    </style:style>
    <style:style style:name="Táboa2" style:family="table">
      <style:table-properties style:width="17.582cm" table:align="margins"/>
    </style:style>
    <style:style style:name="Táboa2.A" style:family="table-column">
      <style:table-column-properties style:column-width="5.861cm" style:rel-column-width="21845*"/>
    </style:style>
    <style:style style:name="Táboa2.A1" style:family="table-cell">
      <style:table-cell-properties fo:padding="0.097cm" fo:border-left="none" fo:border-right="none" fo:border-top="0.3pt solid #000000" fo:border-bottom="none"/>
    </style:style>
    <style:style style:name="MP1" style:family="paragraph" style:parent-style-name="Title">
      <style:paragraph-properties fo:text-align="center" style:justify-single-word="false"/>
      <style:text-properties fo:font-size="24pt" fo:background-color="#000000" style:font-size-asian="24pt" style:font-size-complex="24pt"/>
    </style:style>
    <style:style style:name="MP2" style:family="paragraph" style:parent-style-name="Table_20_Contents">
      <style:paragraph-properties fo:text-align="end" style:justify-single-word="false"/>
      <style:text-properties style:font-name="FreeSans3" fo:font-size="14pt" style:font-name-asian="Noto Serif CJK SC" style:font-size-asian="14pt" style:font-name-complex="FreeSans4" style:font-size-complex="14pt"/>
    </style:style>
    <style:style style:name="MP3" style:family="paragraph" style:parent-style-name="Heading_20_1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fo:font-variant="normal" fo:text-transform="none" fo:color="#000000" loext:opacity="100%" style:font-name="FreeSans3" fo:font-size="14pt" fo:letter-spacing="normal" fo:font-style="normal" style:text-underline-style="none" fo:font-weight="bold" officeooo:rsid="001a489f" officeooo:paragraph-rsid="00169a89" style:font-name-asian="Noto Serif CJK SC" style:font-size-asian="14pt" style:font-weight-asian="bold" style:font-name-complex="FreeSans4" style:font-size-complex="14pt" style:font-weight-complex="bold"/>
    </style:style>
    <style:style style:name="MP4" style:family="paragraph" style:parent-style-name="Heading_20_2">
      <style:paragraph-properties fo:text-align="end" style:justify-single-word="false"/>
      <style:text-properties style:font-name="FreeSans2" fo:font-size="14pt" fo:font-style="normal" fo:font-weight="600" officeooo:rsid="0016d584" style:font-name-asian="Droid Sans Fallback" style:font-size-asian="18pt" style:font-weight-asian="bold" style:font-name-complex="FreeSans4" style:font-size-complex="18pt" style:font-weight-complex="600"/>
    </style:style>
    <style:style style:name="MP5" style:family="paragraph" style:parent-style-name="Subtitle">
      <style:text-properties fo:font-size="9pt" style:font-size-asian="9pt" style:font-size-complex="9pt"/>
    </style:style>
    <style:style style:name="MP6" style:family="paragraph" style:parent-style-name="Heading_20_3">
      <style:paragraph-properties fo:text-align="end" style:justify-single-word="false"/>
    </style:style>
    <style:style style:name="MP7" style:family="paragraph" style:parent-style-name="Heading_20_3">
      <style:paragraph-properties fo:text-align="start" style:justify-single-word="false"/>
      <style:text-properties fo:font-size="10pt" style:font-size-asian="10pt" style:font-size-complex="10pt"/>
    </style:style>
    <style:style style:name="MP8" style:family="paragraph" style:parent-style-name="Heading_20_3">
      <style:paragraph-properties fo:text-align="end" style:justify-single-word="false"/>
      <style:text-properties fo:font-size="10pt" style:font-size-asian="10pt" style:font-size-complex="10pt"/>
    </style:style>
    <style:style style:name="MT1" style:family="text">
      <style:text-properties fo:font-variant="normal" fo:text-transform="none" fo:color="#000000" loext:opacity="100%" fo:font-size="10pt" fo:letter-spacing="normal" fo:font-style="normal" style:text-underline-style="none" fo:font-weight="normal" style:font-size-asian="10pt" style:font-weight-asian="normal" style:font-size-complex="10pt" style:font-weight-complex="normal"/>
    </style:style>
    <style:style style:name="MT2" style:family="text">
      <style:text-properties fo:font-variant="normal" fo:text-transform="none" fo:color="#000000" loext:opacity="100%" fo:font-size="10pt" fo:letter-spacing="normal" fo:font-style="normal" style:text-underline-style="none" fo:font-weight="bold" officeooo:rsid="001b2fe9" style:font-size-asian="10pt" style:font-weight-asian="bold" style:font-size-complex="10pt" style:font-weight-complex="bold"/>
    </style:style>
    <style:style style:name="MT3" style:family="text">
      <style:text-properties fo:font-variant="normal" fo:text-transform="none" fo:color="#000000" loext:opacity="100%" fo:font-size="10pt" fo:letter-spacing="normal" fo:font-style="normal" style:text-underline-style="none" fo:font-weight="bold" officeooo:rsid="000cded4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.94cm" fo:margin-bottom="1.94cm" fo:margin-left="1.709cm" fo:margin-right="1.7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áboa1" table:style-name="Táboa1">
          <table:table-column table:style-name="Táboa1.A"/>
          <table:table-column table:style-name="Táboa1.B"/>
          <table:table-column table:style-name="Táboa1.C"/>
          <table:table-row table:style-name="Táboa1.1">
            <table:table-cell table:style-name="Táboa1.A1" table:number-rows-spanned="2" office:value-type="string">
              <text:p text:style-name="MP1">TAREFA</text:p>
            </table:table-cell>
            <table:table-cell table:style-name="Táboa1.B1" office:value-type="string">
              <text:p text:style-name="MP2"/>
            </table:table-cell>
            <table:table-cell table:style-name="Táboa1.C1" office:value-type="string">
              <text:h text:style-name="MP3" text:outline-level="2">MP0486</text:h>
            </table:table-cell>
          </table:table-row>
          <table:table-row table:style-name="TableLine94455945053888">
            <table:covered-table-cell/>
            <table:table-cell table:style-name="Táboa1.B2" office:value-type="string">
              <text:h text:style-name="Heading_20_2" text:outline-level="2"/>
            </table:table-cell>
            <table:table-cell table:style-name="Táboa1.C2" office:value-type="string">
              <text:h text:style-name="MP4" text:outline-level="2">ACCESO A DATOS</text:h>
            </table:table-cell>
          </table:table-row>
          <table:table-row table:style-name="Táboa1.1">
            <table:table-cell table:style-name="Táboa1.A3" office:value-type="string">
              <text:p text:style-name="MP5">ADRIÁN ÁLVAREZ LOIS</text:p>
            </table:table-cell>
            <table:table-cell table:style-name="Táboa1.B3" office:value-type="string">
              <text:h text:style-name="Heading_20_3" text:outline-level="3"/>
            </table:table-cell>
            <table:table-cell table:style-name="Táboa1.C3" office:value-type="string">
              <text:h text:style-name="MP6" text:outline-level="3"><text:span text:style-name="MT1">Introdución ao acceso a datos</text:span><text:span text:style-name="MT2">_</text:span><text:span text:style-name="MT3">UD</text:span><text:span text:style-name="MT2">01</text:span></text:h>
            </table:table-cell>
          </table:table-row>
        </table:table>
        <text:h text:style-name="Heading_20_3" text:outline-level="3"/>
      </style:header>
      <style:footer>
        <table:table table:name="Táboa2" table:style-name="Táboa2">
          <table:table-column table:style-name="Táboa2.A" table:number-columns-repeated="3"/>
          <table:table-row table:style-name="TableLine94455945244416">
            <table:table-cell table:style-name="Táboa2.A1" office:value-type="string">
              <text:h text:style-name="MP7" text:outline-level="3">alvarez_lois_adrian_AD01_Tarefa</text:h>
            </table:table-cell>
            <table:table-cell table:style-name="Táboa2.A1" office:value-type="string">
              <text:h text:style-name="MP8" text:outline-level="3"/>
            </table:table-cell>
            <table:table-cell table:style-name="Táboa2.A1" office:value-type="string">
              <text:h text:style-name="MP8" text:outline-level="3"><text:page-number text:select-page="current">4</text:page-number></text:h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9T12:16:42.642405122</meta:creation-date>
    <dc:date>2021-09-29T20:48:20.029126980</dc:date>
    <meta:editing-duration>PT1H10M51S</meta:editing-duration>
    <meta:editing-cycles>16</meta:editing-cycles>
    <meta:generator>LibreOffice/7.0.4.2$Linux_X86_64 LibreOffice_project/00$Build-2</meta:generator>
    <meta:document-statistic meta:table-count="2" meta:image-count="0" meta:object-count="0" meta:page-count="4" meta:paragraph-count="77" meta:word-count="866" meta:character-count="5956" meta:non-whitespace-character-count="5163"/>
  </office:meta>
</office:document-meta>
</file>